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b9a59" officeooo:paragraph-rsid="000b9a59"/>
    </style:style>
    <style:style style:name="P2" style:family="paragraph" style:parent-style-name="Standard">
      <style:paragraph-properties fo:text-align="justify" style:justify-single-word="false"/>
      <style:text-properties officeooo:rsid="000b9a59" officeooo:paragraph-rsid="000b9a59"/>
    </style:style>
    <style:style style:name="P3" style:family="paragraph" style:parent-style-name="Standard" style:list-style-name="L1">
      <style:paragraph-properties fo:text-align="justify" style:justify-single-word="false"/>
      <style:text-properties officeooo:rsid="000b9a59" officeooo:paragraph-rsid="000b9a59"/>
    </style:style>
    <style:style style:name="P4" style:family="paragraph" style:parent-style-name="Standard">
      <style:text-properties officeooo:paragraph-rsid="000b9a59"/>
    </style:style>
    <style:style style:name="P5" style:family="paragraph" style:parent-style-name="Standard">
      <style:paragraph-properties fo:text-align="justify" style:justify-single-word="false"/>
      <style:text-properties officeooo:rsid="000c3a5e" officeooo:paragraph-rsid="000c3a5e"/>
    </style:style>
    <style:style style:name="P6" style:family="paragraph" style:parent-style-name="Standard" style:list-style-name="L2">
      <style:paragraph-properties fo:text-align="justify" style:justify-single-word="false"/>
      <style:text-properties officeooo:rsid="000c3a5e" officeooo:paragraph-rsid="000c3a5e"/>
    </style:style>
    <style:style style:name="P7" style:family="paragraph" style:parent-style-name="Standard" style:list-style-name="L3">
      <style:paragraph-properties fo:text-align="justify" style:justify-single-word="false"/>
      <style:text-properties officeooo:rsid="000c3a5e" officeooo:paragraph-rsid="000c3a5e"/>
    </style:style>
    <style:style style:name="P8" style:family="paragraph" style:parent-style-name="Standard">
      <style:paragraph-properties fo:text-align="justify" style:justify-single-word="false"/>
      <style:text-properties officeooo:rsid="000d6bdc" officeooo:paragraph-rsid="000d6bdc"/>
    </style:style>
    <style:style style:name="P9" style:family="paragraph" style:parent-style-name="Heading_20_1">
      <style:text-properties officeooo:rsid="000d6bdc" officeooo:paragraph-rsid="000d6bdc"/>
    </style:style>
    <style:style style:name="T1" style:family="text">
      <style:text-properties officeooo:rsid="000d0656"/>
    </style:style>
    <style:style style:name="T2" style:family="text">
      <style:text-properties officeooo:rsid="000d6bd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p SMA</text:p>
      <text:p text:style-name="P1"/>
      <text:h text:style-name="Heading_20_1" text:outline-level="1">Theme</text:h>
      <text:p text:style-name="P2">Héros et villains (capture de vilains, morts de héros)</text:p>
      <text:p text:style-name="P4"/>
      <text:h text:style-name="P9" text:outline-level="1">Analyse</text:h>
      <text:p text:style-name="P2">Catégories :</text:p>
      <text:list xml:id="list3843180664000026793" text:style-name="L1">
        <text:list-item>
          <text:p text:style-name="P3">Les héros</text:p>
        </text:list-item>
        <text:list-item>
          <text:p text:style-name="P3">Les vilains</text:p>
        </text:list-item>
        <text:list-item>
          <text:p text:style-name="P3">Les humains</text:p>
        </text:list-item>
      </text:list>
      <text:p text:style-name="P2"/>
      <text:p text:style-name="P2">Personne ne peut devenir humain. On nait humain pour devenir super, ou on reste humain. Mais un super ne peut pas redevenir humain.</text:p>
      <text:p text:style-name="P2"/>
      <text:p text:style-name="P8">Les super et les humains ont une espérance de vie. Ils vont forcément mourir (#pragmatique).</text:p>
      <text:p text:style-name="P2"/>
      <text:p text:style-name="P5">Les héros et les vilains sont en opposition.</text:p>
      <text:p text:style-name="P5">Les vilains vont chercher a s'enrichir en braquant les banques. Les héros vont empecher ca, <text:span text:style-name="T2">ce qui donne des</text:span> affrontement<text:span text:style-name="T2">s</text:span> :</text:p>
      <text:list xml:id="list5514480139140485655" text:style-name="L2">
        <text:list-item>
          <text:p text:style-name="P6">Les héros veulent emprsisonner les vilains</text:p>
        </text:list-item>
        <text:list-item>
          <text:p text:style-name="P6">Les vilains veulent tuer les héros ou s'enfuir <text:span text:style-name="T2">(comportement)</text:span></text:p>
        </text:list-item>
      </text:list>
      <text:p text:style-name="P5"/>
      <text:p text:style-name="P5">Quand le vilains sont emprisonés, il peuvent :</text:p>
      <text:list xml:id="list1156974364430129312" text:style-name="L3">
        <text:list-item>
          <text:p text:style-name="P7">S'évader au bout d'un certains temps (s'il n'y a plus de heros dans la base)</text:p>
        </text:list-item>
        <text:list-item>
          <text:p text:style-name="P7">Payer la justice pour être sorti (avec l'argent des braquages s'il a assez d'argent)</text:p>
        </text:list-item>
      </text:list>
      <text:p text:style-name="P5"/>
      <text:p text:style-name="P5">Les braquages par les vilains :</text:p>
      <text:p text:style-name="P5">Les vilains vont braquer les banques en ville. Il essaient de prendre l'argent. Si les héros les capturent pendant le braquage, ils ne gagnent par l'argent qu'il ont tenté de voler. S'il s'échappent ou tuent les héros, il gardent l'argent <text:span text:style-name="T1">et l'ajoutent à leur compte</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4:51:50.878095651</meta:creation-date>
    <dc:date>2015-11-20T15:21:38.021340142</dc:date>
    <meta:editing-duration>PT14M35S</meta:editing-duration>
    <meta:editing-cycles>3</meta:editing-cycles>
    <meta:generator>LibreOffice/4.3.3.2$Linux_X86_64 LibreOffice_project/430m0$Build-2</meta:generator>
    <meta:document-statistic meta:table-count="0" meta:image-count="0" meta:object-count="0" meta:page-count="1" meta:paragraph-count="19" meta:word-count="198" meta:character-count="1120" meta:non-whitespace-character-count="948"/>
  </office:meta>
</office:document-meta>
</file>